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Kinnari" svg:font-family="Kinnari"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Kinnari" officeooo:paragraph-rsid="000087ae"/>
    </style:style>
    <style:style style:name="P2" style:family="paragraph" style:parent-style-name="Standard">
      <style:text-properties style:font-name="Kinnari" officeooo:rsid="00001d8d" officeooo:paragraph-rsid="00001d8d"/>
    </style:style>
    <style:style style:name="P3" style:family="paragraph" style:parent-style-name="Standard">
      <style:text-properties style:font-name="Kinnari" officeooo:rsid="00001d8d" officeooo:paragraph-rsid="00065827"/>
    </style:style>
    <style:style style:name="P4" style:family="paragraph" style:parent-style-name="Standard">
      <style:text-properties style:font-name="Kinnari" officeooo:rsid="000087ae" officeooo:paragraph-rsid="000087ae"/>
    </style:style>
    <style:style style:name="P5" style:family="paragraph" style:parent-style-name="Standard">
      <style:text-properties style:font-name="Kinnari" officeooo:rsid="0000cd86" officeooo:paragraph-rsid="000087ae"/>
    </style:style>
    <style:style style:name="P6" style:family="paragraph" style:parent-style-name="Standard">
      <style:text-properties style:font-name="Kinnari" officeooo:paragraph-rsid="0000cd86"/>
    </style:style>
    <style:style style:name="P7" style:family="paragraph" style:parent-style-name="Standard">
      <style:text-properties style:font-name="Kinnari" officeooo:paragraph-rsid="00065827"/>
    </style:style>
    <style:style style:name="T1" style:family="text">
      <style:text-properties officeooo:rsid="000087ae"/>
    </style:style>
    <style:style style:name="T2" style:family="text">
      <style:text-properties officeooo:rsid="0000cd86"/>
    </style:style>
    <style:style style:name="T3" style:family="text">
      <style:text-properties officeooo:rsid="0002839a"/>
    </style:style>
    <style:style style:name="T4" style:family="text">
      <style:text-properties officeooo:rsid="00040533"/>
    </style:style>
    <style:style style:name="T5" style:family="text">
      <style:text-properties officeooo:rsid="00046f04"/>
    </style:style>
    <style:style style:name="T6" style:family="text">
      <style:text-properties officeooo:rsid="000658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o who<text:span text:style-name="T6">m</text:span> it may concern,</text:p>
      <text:p text:style-name="P3"><text:span text:style-name="T6"/></text:p>
      <text:p text:style-name="P2">My name is Justin Rovin, I am a Cal Poly student currently taking User Centered Interface Design and Development with Professor Franz Kurfess. As an assignment we were to research and report on the usability of some apparatus on campus. I chose to research the V-Crunch Abdominal Trainer because through my own experience its correct use is not very intuitive. </text:p>
      <text:p text:style-name="P2"/>
      <text:p text:style-name="P4">In my first experience with this machine, I knew it was designed to facilitate some sort of leg lift, but it was not clear whether it was designed to assist or provide resistance. I concluded it was designed for resistance or that I was using it <text:span text:style-name="T6">in</text:span>correctly because I couldn't manage to complete a full leg lift. I went back to this machine several times without figuring out how to use it correctly until on<text:span text:style-name="T6">e</text:span> day I discovered that I needed to raise the foot stand so that my waist was above the fulcrum point.</text:p>
      <text:p text:style-name="P4"/>
      <text:p text:style-name="P1"><text:span text:style-name="T1">In my research, I approached 10 students in the gym and asked them to attempt to use the machine with the foot stand </text:span><text:span text:style-name="T6">initially </text:span><text:span text:style-name="T1">set to its lowest position. A majority of the students I approached could not use the machine correctly because, similar to my first experience, the</text:span><text:span text:style-name="T6">y could not figure out that the foot </text:span><text:span text:style-name="T1">stand was incorrectly placed. The students that did use it correctly, and reported it did assist them with their leg lift, were tall enough that </text:span><text:span text:style-name="T2">their hips were above the fulcrum point with the foot stand in its lowest setting.</text:span></text:p>
      <text:p text:style-name="P5"/>
      <text:p text:style-name="P6"><text:span text:style-name="T2">The biggest issue with this machine </text:span><text:span text:style-name="T6">is</text:span><text:span text:style-name="T2"> its proper use is not obvious, and the instructions are not sufficient to solve this problem. I would like to suggest that additional instructions on the machine would help </text:span><text:span text:style-name="T3">it achieve its full usefulness. The most important aspect of using this machine is that the foot stand is adjusted so that you sit above the fulcrum point. There should be </text:span><text:span text:style-name="T6">an arrow and a message</text:span><text:span text:style-name="T3"> indicat</text:span><text:span text:style-name="T6">ing</text:span><text:span text:style-name="T3"> that the foot stand can be moved up and down, and height markings to indicate where the bar should be moved for a particular </text:span><text:span text:style-name="T4">persons </text:span><text:span text:style-name="T3">height. I believe this would solve </text:span><text:span text:style-name="T4">the issue of </text:span><text:span text:style-name="T5">people</text:span><text:span text:style-name="T4"> not knowing how to use the machine upon approaching it for the first time. </text:span></text:p>
      <text:p text:style-name="P6"><text:span text:style-name="T4"/></text:p>
      <text:p text:style-name="P7"><text:span text:style-name="T6">Thanks and Regards,</text:span></text:p>
      <text:p text:style-name="P7"><text:span text:style-name="T6">Justin Rov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Kinnari" svg:font-family="Kinnari"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379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sh </meta:initial-creator>
    <meta:creation-date>2014-03-10T02:01:43</meta:creation-date>
    <dc:date>2014-03-14T01:00:36</dc:date>
    <dc:creator>crash </dc:creator>
    <meta:editing-duration>PT5M53S</meta:editing-duration>
    <meta:editing-cycles>2</meta:editing-cycles>
    <meta:generator>LibreOffice/4.0.2.2$Linux_X86_64 LibreOffice_project/400m0$Build-2</meta:generator>
    <meta:document-statistic meta:table-count="0" meta:image-count="0" meta:object-count="0" meta:page-count="1" meta:paragraph-count="7" meta:word-count="383" meta:character-count="2145" meta:non-whitespace-character-count="1767"/>
  </office:meta>
</office:document-meta>
</file>